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23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solid" svg:stroke-width="0.035cm" svg:stroke-color="#0033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objectwithoutfill">
      <style:graphic-properties svg:stroke-width="0.12cm" draw:marker-start-width="0.38cm" draw:marker-end-width="0.38cm" draw:fill="none" draw:textarea-vertical-align="middle" fo:padding-top="0.185cm" fo:padding-bottom="0.185cm" fo:padding-left="0.31cm" fo:padding-right="0.31cm"/>
    </style:style>
    <style:style style:name="gr6" style:family="graphic" style:parent-style-name="standard">
      <style:graphic-properties draw:stroke="solid" svg:stroke-width="0.123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69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73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3cm" fo:min-width="1.391cm" fo:padding-top="0.3cm" fo:padding-bottom="0.13cm" fo:padding-left="0.05cm" fo:padding-right="0.05cm" fo:wrap-option="wrap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wrap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702cm" fo:min-width="0.991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33cc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078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def" draw:textarea-horizontal-align="center" draw:textarea-vertical-align="top" draw:auto-grow-height="false" fo:min-height="2.716cm" fo:min-width="0.901cm" fo:padding-top="0cm" fo:padding-bottom="0.13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5.803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678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5cm" fo:min-width="0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5cm" fo:min-width="2.074cm" fo:padding-top="0.3cm" fo:padding-bottom="0.13cm" fo:padding-left="0.05cm" fo:padding-right="0.05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434cm" fo:min-width="0.361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1cm" fo:padding-right="0.1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cm" fo:min-width="0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3cm" fo:min-width="1.474cm" fo:padding-top="0.3cm" fo:padding-bottom="0.13cm" fo:padding-left="0.05cm" fo:padding-right="0.05cm" fo:wrap-option="wrap"/>
      <style:paragraph-properties style:writing-mode="lr-tb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0.352cm" fo:text-align="end" fo:text-indent="0cm" style:punctuation-wrap="hanging" style:line-break="strict" style:writing-mode="lr-tb"/>
    </style:style>
    <style:style style:name="P8" style:family="paragraph">
      <loext:graphic-properties draw:fill="solid" draw:fill-color="#daedef"/>
      <style:paragraph-properties fo:margin-left="0cm" fo:margin-right="0cm" fo:line-height="0.352cm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3" style:family="paragraph">
      <loext:graphic-properties draw:fill="solid" draw:fill-color="#daedef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0.458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line-height="0.317cm" fo:text-align="end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line-height="0.458cm" fo:text-align="end" fo:text-indent="0cm" style:punctuation-wrap="hanging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9" style:family="paragraph">
      <loext:graphic-properties draw:fill="solid" draw:fill-color="#daede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2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23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Arial Narrow" fo:font-size="12pt" fo:language="en" fo:country="US" style:font-size-asian="12pt" style:font-size-complex="12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font-name="Arial Narrow" fo:font-size="9pt" fo:language="en" fo:country="US" style:font-size-asian="9pt" style:font-size-complex="9pt"/>
    </style:style>
    <style:style style:name="T7" style:family="text">
      <style:text-properties style:font-name="Arial Narrow" fo:font-size="11pt" fo:language="en" fo:country="US" fo:font-weight="bold" style:font-size-asian="11pt" style:font-weight-asian="bold" style:font-size-complex="11pt" style:font-weight-complex="bold"/>
    </style:style>
    <style:style style:name="T8" style:family="text">
      <style:text-properties style:font-name="Arial Narrow" fo:font-size="9pt" fo:language="en" fo:country="US" fo:font-weight="bold" style:font-size-asian="9pt" style:font-weight-asian="bold" style:font-size-complex="9pt" style:font-weight-complex="bold"/>
    </style:style>
    <style:style style:name="T9" style:family="text">
      <style:text-properties style:font-name="Arial Narrow" fo:font-size="10pt" fo:language="en" fo:country="US" fo:font-weight="bold" style:font-size-asian="10pt" style:font-weight-asian="bold" style:font-size-complex="10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Arial Narrow" fo:font-size="9pt" fo:language="en" fo:country="US" fo:font-style="normal" fo:text-shadow="none" style:text-underline-style="none" fo:font-weight="bold" style:font-name-asian="Droid Sans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rial Narrow" fo:font-size="8pt" fo:language="en" fo:country="US" fo:font-weight="bold" style:font-size-asian="8pt" style:font-weight-asian="bold" style:font-size-complex="8pt" style:font-weight-complex="bold"/>
    </style:style>
    <style:style style:name="T12" style:family="text">
      <style:text-properties style:font-name="Arial Narrow" fo:font-size="10pt" fo:language="en" fo:country="US" style:font-size-asian="10pt" style:font-size-complex="10pt"/>
    </style:style>
    <style:style style:name="T13" style:family="text">
      <style:text-properties fo:font-size="11pt" fo:language="en" fo:country="US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173_0" draw:style-name="gr1" draw:text-style-name="P1" draw:layer="layout" svg:x1="3.441cm" svg:y1="10.628cm" svg:x2="3.068cm" svg:y2="10.628cm">
          <text:p/>
        </draw:line>
        <draw:polygon draw:style-name="gr2" draw:text-style-name="P2" xml:id="id5" draw:id="id5" draw:layer="layout" svg:width="0.908cm" svg:height="1.926cm" svg:x="3.309cm" svg:y="10.228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polyline draw:name="Rovná spojnica 414_0" draw:style-name="gr3" draw:text-style-name="P1" draw:layer="layout" svg:width="2.637cm" svg:height="5.144cm" draw:transform="rotate (-0.000872664625998244) translate (7.91100200666674cm 5.83770052987793cm)" svg:viewBox="0 0 2638 5145" draw:points="0,2 2635,0 2638,3971 451,3973 452,5145">
          <text:p/>
        </draw:polyline>
        <draw:line draw:name="Rovná spojnica 28_1" draw:style-name="gr4" draw:text-style-name="P1" xml:id="id13" draw:id="id13" draw:layer="layout" svg:x1="6.459cm" svg:y1="10.402cm" svg:x2="23.516cm" svg:y2="10.42cm">
          <text:p/>
        </draw:line>
        <draw:line draw:style-name="gr5" draw:text-style-name="P3" draw:layer="layout" svg:x1="6.43cm" svg:y1="11.448cm" svg:x2="7.325cm" svg:y2="11.448cm">
          <text:p/>
        </draw:line>
        <draw:line draw:name="Rovná spojnica 446_0" draw:style-name="gr3" draw:text-style-name="P1" draw:layer="layout" svg:x1="24.592cm" svg:y1="9.421cm" svg:x2="24.591cm" svg:y2="4.173cm">
          <text:p/>
        </draw:line>
        <draw:connector draw:name="Zalomená spojnica 257_0" draw:style-name="gr6" draw:text-style-name="P1" draw:layer="layout" draw:line-skew="0.522cm 3.967cm" svg:x1="18.514cm" svg:y1="12.241cm" svg:x2="0.719cm" svg:y2="7.916cm" draw:start-shape="id1" draw:start-glue-point="4" draw:end-shape="id2" draw:end-glue-point="3" svg:d="M18514 12241h1173v1398h-19355v-5723h387" svg:viewBox="0 0 19356 5724">
          <text:p/>
        </draw:connector>
        <draw:g draw:name="Skupina 9_0">
          <draw:custom-shape draw:name="Lichobežník 6_0" draw:style-name="gr7" draw:text-style-name="P4" draw:layer="layout" svg:width="0.935cm" svg:height="0.505cm" draw:transform="rotate (-1.5707963267949) translate (1.309cm 7.238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7_2" draw:style-name="gr8" draw:text-style-name="P6" xml:id="id4" draw:id="id4" draw:layer="layout" svg:width="0.45cm" svg:height="0.508cm" svg:x="0.719cm" svg:y="7.238cm">
            <text:list text:style-name="L1">
              <text:list-header>
                <text:p text:style-name="P5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8_0" draw:style-name="gr8" draw:text-style-name="P6" xml:id="id2" draw:id="id2" draw:layer="layout" svg:width="0.45cm" svg:height="0.508cm" svg:x="0.719cm" svg:y="7.662cm">
            <text:list text:style-name="L1">
              <text:list-header>
                <text:p text:style-name="P5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64_0" xml:id="id7" draw:id="id7">
          <draw:custom-shape draw:name="Lichobežník 65_0" draw:style-name="gr9" draw:text-style-name="P4" draw:layer="layout" svg:width="0.939cm" svg:height="0.505cm" draw:transform="rotate (-1.5707963267949) translate (24.808cm 9.099cm)">
            <text:p/>
            <draw:enhanced-geometry svg:viewBox="0 0 338137 180975" draw:extrusion-allowed="true" draw:text-areas="30163 16143 307974 180975" draw:glue-points="169069 0 22622 90488 169069 180975 315515 90488 0 180975 45244 0" draw:type="mso-spt100" draw:enhanced-path="M 0 180975 L 45244 0 292893 0 338137 180975 Z N"/>
          </draw:custom-shape>
          <draw:custom-shape draw:name="BlokTextu 66_0" draw:style-name="gr8" draw:text-style-name="P6" xml:id="id9" draw:id="id9" draw:layer="layout" svg:width="0.45cm" svg:height="0.508cm" svg:x="24.218cm" svg:y="9.099cm">
            <text:list text:style-name="L1">
              <text:list-header>
                <text:p text:style-name="P5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7_0" draw:style-name="gr8" draw:text-style-name="P6" draw:layer="layout" svg:width="0.45cm" svg:height="0.508cm" svg:x="24.218cm" svg:y="9.525cm">
            <text:list text:style-name="L1">
              <text:list-header>
                <text:p text:style-name="P5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89_0" draw:style-name="gr1" draw:text-style-name="P1" draw:layer="layout" svg:x1="1.31cm" svg:y1="7.706cm" svg:x2="1.852cm" svg:y2="7.71cm">
          <text:p/>
        </draw:line>
        <draw:line draw:name="Rovná spojnica 91_0" draw:style-name="gr1" draw:text-style-name="P1" draw:layer="layout" svg:x1="2.302cm" svg:y1="7.706cm" svg:x2="6.459cm" svg:y2="7.706cm">
          <text:p/>
        </draw:line>
        <draw:line draw:name="Rovná spojnica 99_1" draw:style-name="gr1" draw:text-style-name="P1" draw:layer="layout" svg:x1="2.604cm" svg:y1="11.686cm" svg:x2="3.309cm" svg:y2="11.686cm">
          <text:p/>
        </draw:line>
        <draw:line draw:name="Rovná spojnica 101_0" draw:style-name="gr1" draw:text-style-name="P1" draw:layer="layout" svg:x1="6.459cm" svg:y1="5.197cm" svg:x2="6.416cm" svg:y2="11.53cm">
          <text:p/>
        </draw:line>
        <draw:line draw:name="Rovná spojnica 159_0" draw:style-name="gr1" draw:text-style-name="P1" draw:layer="layout" svg:x1="0.39cm" svg:y1="7.917cm" svg:x2="0.794cm" svg:y2="7.917cm">
          <text:p/>
        </draw:line>
        <draw:line draw:name="Rovná spojnica 220_0" draw:style-name="gr1" draw:text-style-name="P1" draw:layer="layout" svg:x1="16.854cm" svg:y1="8.574cm" svg:x2="17.992cm" svg:y2="8.566cm">
          <text:p/>
        </draw:line>
        <draw:line draw:name="Rovná spojnica 229_1" draw:style-name="gr1" draw:text-style-name="P1" draw:layer="layout" svg:x1="20.77cm" svg:y1="9.783cm" svg:x2="24.293cm" svg:y2="9.783cm">
          <text:p/>
        </draw:line>
        <draw:connector draw:name="Zalomená spojnica 245_0" draw:style-name="gr6" draw:text-style-name="P1" draw:layer="layout" svg:x1="2.604cm" svg:y1="7.696cm" svg:x2="17.606cm" svg:y2="12.859cm" draw:start-shape="id3" draw:start-glue-point="2" draw:end-shape="id1" draw:end-glue-point="5" svg:d="M2604 7696v5163h15002" svg:viewBox="0 0 15003 5164">
          <text:p/>
        </draw:connector>
        <draw:connector draw:name="Zalomená spojnica 263_0" draw:style-name="gr6" draw:text-style-name="P1" draw:layer="layout" draw:line-skew="0.385cm 3.374cm -0.337cm" svg:x1="0.719cm" svg:y1="7.492cm" svg:x2="4.217cm" svg:y2="11.191cm" draw:start-shape="id4" draw:start-glue-point="3" draw:end-shape="id5" draw:end-glue-point="4" svg:d="M719 7492h-18v4819h3830v-1120h-314" svg:viewBox="0 0 3831 4820">
          <text:p/>
        </draw:connector>
        <draw:connector draw:name="Zalomená spojnica 270_0" draw:style-name="gr6" draw:text-style-name="P1" draw:layer="layout" draw:line-skew="-0.941cm 6.272cm -0.295cm" svg:x1="7.256cm" svg:y1="9.352cm" svg:x2="24.808cm" svg:y2="9.568cm" draw:start-shape="id6" draw:start-glue-point="3" draw:end-shape="id7" draw:end-glue-point="1" svg:d="M7256 9352h-1360v5375h19260v-5159h-348" svg:viewBox="0 0 19261 5376">
          <text:p/>
        </draw:connector>
        <draw:connector draw:name="Zalomená spojnica 276_0" draw:style-name="gr6" draw:text-style-name="P1" draw:layer="layout" draw:line-skew="2.336cm" svg:x1="18.111cm" svg:y1="8.006cm" svg:x2="24.218cm" svg:y2="9.353cm" draw:start-shape="id8" draw:start-glue-point="12" draw:end-shape="id9" draw:end-glue-point="3" svg:d="M18111 8006h5723v1347h384" svg:viewBox="0 0 6108 1348">
          <text:p/>
        </draw:connector>
        <draw:custom-shape draw:name="Obdĺžnik 29_0" draw:style-name="gr10" draw:text-style-name="P8" draw:layer="layout" svg:width="1.491cm" svg:height="2.503cm" svg:x="20.981cm" svg:y="7.099cm">
          <text:list text:style-name="L1">
            <text:list-header>
              <text:p text:style-name="P7"><text:span text:style-name="T2"/></text:p>
              <text:p text:style-name="P7"><text:span text:style-name="T2">Data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30_0" draw:style-name="gr11" draw:text-style-name="P10" draw:layer="layout" svg:width="0.688cm" svg:height="0.508cm" svg:x="20.875cm" svg:y="7.75cm">
          <text:list text:style-name="L1">
            <text:list-header>
              <text:p text:style-name="P9"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1_0" draw:style-name="gr12" draw:text-style-name="P12" draw:layer="layout" svg:width="0.972cm" svg:height="0.508cm" svg:x="21.478cm" svg:y="7.736cm">
          <text:list text:style-name="L1">
            <text:list-header>
              <text:p text:style-name="P11"><text:span text:style-name="T1"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2_0" draw:style-name="gr11" draw:text-style-name="P6" draw:layer="layout" svg:width="0.968cm" svg:height="0.508cm" svg:x="20.875cm" svg:y="9.079cm">
          <text:list text:style-name="L1">
            <text:list-header>
              <text:p text:style-name="P5"><text:span text:style-name="T1">W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3_0" draw:style-name="gr12" draw:text-style-name="P6" draw:layer="layout" svg:width="0.962cm" svg:height="0.508cm" svg:x="21.51cm" svg:y="7.099cm">
          <text:list text:style-name="L1">
            <text:list-header>
              <text:p text:style-name="P5"><text:span text:style-name="T1">W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35_0" draw:style-name="gr4" draw:text-style-name="P1" draw:layer="layout" svg:x1="21.336cm" svg:y1="7.098cm" svg:x2="21.349cm" svg:y2="6.827cm">
          <text:p/>
        </draw:line>
        <draw:custom-shape draw:name="Rovnoramenný trojuholník 34_0" draw:style-name="gr13" draw:text-style-name="P13" draw:layer="layout" svg:width="0.45cm" svg:height="0.251cm" svg:x="21.112cm" svg:y="7.03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Zalomená spojnica 280_0" draw:style-name="gr6" draw:text-style-name="P1" draw:layer="layout" draw:line-skew="2.681cm" svg:x1="16.263cm" svg:y1="8.783cm" svg:x2="8.745cm" svg:y2="11.126cm" draw:start-shape="id10" draw:start-glue-point="3" draw:end-shape="id11" draw:end-glue-point="1" svg:d="M16263 8783h-980v2343h-6538" svg:viewBox="0 0 7519 2344">
          <text:p/>
        </draw:connector>
        <draw:connector draw:name="Zalomená spojnica 284_0" draw:style-name="gr6" draw:text-style-name="P1" draw:layer="layout" draw:line-skew="2.103cm" svg:x1="8.745cm" svg:y1="11.126cm" svg:x2="17.606cm" svg:y2="11.623cm" draw:start-shape="id11" draw:start-glue-point="1" draw:end-shape="id1" draw:end-glue-point="6" svg:d="M8745 11126h6499v497h2362" svg:viewBox="0 0 8862 498">
          <text:p/>
        </draw:connector>
        <draw:g draw:name="Skupina 326_0">
          <draw:g draw:name="Skupina 87_0">
            <draw:custom-shape draw:name="Voľná forma 82_0" draw:style-name="gr14" draw:text-style-name="P13" draw:layer="layout" svg:width="1.49cm" svg:height="0.961cm" svg:x="7.26cm" svg:y="10.762cm">
              <text:p/>
              <draw:enhanced-geometry svg:viewBox="0 0 444573 300038" draw:extrusion-allowed="true" draw:text-areas="0 0 444573 300038" draw:glue-points="0 325860 444573 325860 444573 0 1660 134482 0 325860" draw:type="mso-spt100" draw:enhanced-path="M 0 300038 L 444573 300038 444573 0 1660 123825 C 1107 182563 553 241300 0 300038 Z N"/>
            </draw:custom-shape>
            <draw:custom-shape draw:name="BlokTextu 43_0" draw:style-name="gr12" draw:text-style-name="P16" xml:id="id11" draw:id="id11" draw:layer="layout" svg:width="1.485cm" svg:height="1.093cm" svg:x="7.26cm" svg:y="10.58cm">
              <text:list text:style-name="L1">
                <text:list-header>
                  <text:p text:style-name="P14"><text:span text:style-name="T3"/></text:p>
                  <text:p text:style-name="P15"><text:span text:style-name="T4">Im</text:span><text:span text:style-name="T4">m</text:span></text:p>
                  <text:p text:style-name="P15"><text:span text:style-name="T4">de</text:span><text:span text:style-name="T4">co</text:span><text:span text:style-name="T4">d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BlokTextu 325_0" draw:style-name="gr15" draw:text-style-name="P17" draw:layer="layout" svg:width="0.619cm" svg:height="0.499cm" svg:x="7.278cm" svg:y="11.211cm">
            <text:p/>
            <draw:enhanced-geometry svg:viewBox="0 0 21600 21600" draw:type="mso-spt202" draw:enhanced-path="M 0 0 L 21600 0 21600 21600 0 21600 0 0 Z N"/>
          </draw:custom-shape>
        </draw:g>
        <draw:connector draw:name="Tvar 330_0" draw:style-name="gr16" draw:text-style-name="P1" draw:layer="layout" draw:line-skew="-1.29cm 4.641cm -0.631cm" svg:x1="7.253cm" svg:y1="8.839cm" svg:x2="23.516cm" svg:y2="10.411cm" draw:start-shape="id12" draw:start-glue-point="3" draw:end-shape="id13" draw:end-glue-point="1" svg:d="M7253 8839h-1709v5503h17972v-3931" svg:viewBox="0 0 17973 5504">
          <text:p/>
        </draw:connector>
        <draw:custom-shape draw:name="BlokTextu 44_0" draw:style-name="gr17" draw:text-style-name="P6" draw:layer="layout" svg:width="0.583cm" svg:height="0.593cm" svg:x="3.607cm" svg:y="10.857cm">
          <text:list text:style-name="L1">
            <text:list-header>
              <text:p text:style-name="P5"><text:span text:style-name="T5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363_0" draw:style-name="gr4" draw:text-style-name="P1" draw:layer="layout" svg:x1="7.328cm" svg:y1="7.708cm" svg:x2="6.459cm" svg:y2="7.713cm">
          <text:p/>
        </draw:line>
        <draw:line draw:name="Rovná spojnica 365_0" draw:style-name="gr4" draw:text-style-name="P1" draw:layer="layout" svg:x1="7.329cm" svg:y1="8.336cm" svg:x2="6.443cm" svg:y2="8.332cm">
          <text:p/>
        </draw:line>
        <draw:line draw:name="Rovná spojnica 369_0" draw:style-name="gr4" draw:text-style-name="P1" draw:layer="layout" svg:x1="6.46cm" svg:y1="5.192cm" svg:x2="7.06cm" svg:y2="5.201cm">
          <text:p/>
        </draw:line>
        <draw:line draw:name="Rovná spojnica 371_0" draw:style-name="gr4" draw:text-style-name="P1" draw:layer="layout" svg:x1="7.06cm" svg:y1="5.924cm" svg:x2="6.46cm" svg:y2="5.92cm">
          <text:p/>
        </draw:line>
        <draw:connector draw:name="Zalomená spojnica 377_0" draw:style-name="gr18" draw:text-style-name="P1" draw:layer="layout" draw:line-skew="0.474cm -2.816cm" svg:x1="20.642cm" svg:y1="6.341cm" svg:x2="0.944cm" svg:y2="7.238cm" draw:start-shape="id14" draw:start-glue-point="7" draw:end-shape="id4" draw:end-glue-point="0" svg:d="M20642 6341h1118v-3695h-20816v4592" svg:viewBox="0 0 20817 4593">
          <text:p/>
        </draw:connector>
        <draw:line draw:name="Rovná spojnica 395_0" draw:style-name="gr3" draw:text-style-name="P1" draw:layer="layout" svg:x1="7.911cm" svg:y1="3.75cm" svg:x2="24.809cm" svg:y2="3.755cm">
          <text:p/>
        </draw:line>
        <draw:line draw:name="Rovná spojnica 398_0" draw:style-name="gr3" draw:text-style-name="P1" draw:layer="layout" svg:x1="7.845cm" svg:y1="4.173cm" svg:x2="24.593cm" svg:y2="4.146cm">
          <text:p/>
        </draw:line>
        <draw:line draw:name="Rovná spojnica 400_0" draw:style-name="gr3" draw:text-style-name="P1" draw:layer="layout" svg:x1="7.911cm" svg:y1="4.597cm" svg:x2="22.049cm" svg:y2="4.601cm">
          <text:p/>
        </draw:line>
        <draw:line draw:name="Rovná spojnica 402_0" draw:style-name="gr3" draw:text-style-name="P1" draw:layer="layout" svg:x1="22.049cm" svg:y1="7.097cm" svg:x2="22.049cm" svg:y2="4.597cm">
          <text:p/>
        </draw:line>
        <draw:line draw:name="Rovná spojnica 406_0" draw:style-name="gr3" draw:text-style-name="P1" draw:layer="layout" svg:x1="7.911cm" svg:y1="4.98cm" svg:x2="17.992cm" svg:y2="4.989cm">
          <text:p/>
        </draw:line>
        <draw:line draw:name="Rovná spojnica 408_0" draw:style-name="gr3" draw:text-style-name="P1" draw:layer="layout" svg:x1="17.995cm" svg:y1="4.985cm" svg:x2="17.986cm" svg:y2="7.353cm">
          <text:p/>
        </draw:line>
        <draw:line draw:name="Rovná spojnica 410_0" draw:style-name="gr3" draw:text-style-name="P1" draw:layer="layout" svg:x1="7.911cm" svg:y1="5.413cm" svg:x2="16.633cm" svg:y2="5.417cm">
          <text:p/>
        </draw:line>
        <draw:line draw:name="Rovná spojnica 412_0" draw:style-name="gr3" draw:text-style-name="P1" draw:layer="layout" svg:x1="16.633cm" svg:y1="5.417cm" svg:x2="16.633cm" svg:y2="8.358cm">
          <text:p/>
        </draw:line>
        <draw:g draw:name="Skupina 60_0">
          <draw:custom-shape draw:name="Lichobežník 61_0" draw:style-name="gr9" draw:text-style-name="P4" draw:layer="layout" svg:width="0.939cm" svg:height="0.505cm" draw:transform="rotate (-1.5707963267949) translate (16.853cm 8.103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62_0" draw:style-name="gr8" draw:text-style-name="P6" draw:layer="layout" svg:width="0.45cm" svg:height="0.508cm" svg:x="16.263cm" svg:y="8.103cm">
            <text:list text:style-name="L1">
              <text:list-header>
                <text:p text:style-name="P5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3_0" draw:style-name="gr8" draw:text-style-name="P6" xml:id="id10" draw:id="id10" draw:layer="layout" svg:width="0.45cm" svg:height="0.508cm" svg:x="16.263cm" svg:y="8.529cm">
            <text:list text:style-name="L1">
              <text:list-header>
                <text:p text:style-name="P5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418_0" draw:style-name="gr3" draw:text-style-name="P1" draw:layer="layout" svg:x1="7.911cm" svg:y1="6.286cm" svg:x2="20.227cm" svg:y2="6.29cm">
          <text:p/>
        </draw:line>
        <draw:custom-shape draw:name="Vývojový diagram: zdržanie 374_0" draw:style-name="gr19" draw:text-style-name="P13" xml:id="id14" draw:id="id14" draw:layer="layout" svg:width="0.415cm" svg:height="0.472cm" svg:x="20.227cm" svg:y="6.1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449_0" draw:style-name="gr3" draw:text-style-name="P1" draw:layer="layout" svg:x1="8.37cm" svg:y1="7.106cm" svg:x2="8.37cm" svg:y2="2.348cm">
          <text:p/>
        </draw:line>
        <draw:line draw:name="Rovná spojnica 452_0" draw:style-name="gr3" draw:text-style-name="P1" draw:layer="layout" svg:x1="8.37cm" svg:y1="2.348cm" svg:x2="24.814cm" svg:y2="2.352cm">
          <text:p/>
        </draw:line>
        <draw:line draw:name="Rovná spojnica 454_0" draw:style-name="gr3" draw:text-style-name="P1" draw:layer="layout" svg:x1="24.813cm" svg:y1="2.357cm" svg:x2="24.808cm" svg:y2="3.755cm">
          <text:p/>
        </draw:line>
        <draw:custom-shape draw:name="Zaoblený obdĺžnik 473_0" draw:style-name="gr20" draw:text-style-name="P19" draw:layer="layout" svg:width="0.997cm" svg:height="2.942cm" svg:x="7.06cm" svg:y="3.516cm">
          <text:list text:style-name="L1">
            <text:list-header>
              <text:p text:style-name="P18"><text:span text:style-name="T6">Control uni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kupina 485_0">
          <draw:custom-shape draw:name="Obdĺžnik 474_0" draw:style-name="gr21" draw:text-style-name="P13" draw:layer="layout" svg:width="0.392cm" svg:height="6.063cm" svg:x="4.723cm" svg:y="7.031cm">
            <text:p/>
            <draw:enhanced-geometry svg:viewBox="0 0 21600 21600" draw:type="rectangle" draw:enhanced-path="M 0 0 L 21600 0 21600 21600 0 21600 0 0 Z N"/>
          </draw:custom-shape>
          <draw:line draw:name="Rovná spojnica 480_0" draw:style-name="gr4" draw:text-style-name="P1" draw:layer="layout" svg:x1="4.919cm" svg:y1="7.03cm" svg:x2="4.919cm" svg:y2="6.827cm">
            <text:p/>
          </draw:line>
          <draw:custom-shape draw:name="Rovnoramenný trojuholník 478_0" draw:style-name="gr13" draw:text-style-name="P13" draw:layer="layout" svg:width="0.392cm" svg:height="0.264cm" svg:x="4.723cm" svg:y="7.03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14_0">
          <draw:custom-shape draw:name="Obdĺžnik 10_0" draw:style-name="gr22" draw:text-style-name="P13" draw:layer="layout" svg:width="0.45cm" svg:height="0.938cm" svg:x="1.852cm" svg:y="7.235cm">
            <text:p/>
            <draw:enhanced-geometry svg:viewBox="0 0 21600 21600" draw:type="rectangle" draw:enhanced-path="M 0 0 L 21600 0 21600 21600 0 21600 0 0 Z N"/>
          </draw:custom-shape>
          <draw:custom-shape draw:name="Rovnoramenný trojuholník 11_0" draw:style-name="gr13" draw:text-style-name="P13" draw:layer="layout" svg:width="0.45cm" svg:height="0.264cm" svg:x="1.852cm" svg:y="7.23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name="Rovná spojnica 13_0" draw:style-name="gr4" draw:text-style-name="P1" draw:layer="layout" svg:x1="2.075cm" svg:y1="7.235cm" svg:x2="2.088cm" svg:y2="6.965cm">
            <text:p/>
          </draw:line>
        </draw:g>
        <draw:g draw:name="Skupina 499_0">
          <draw:custom-shape draw:name="Obdĺžnik 500_0" draw:style-name="gr23" draw:text-style-name="P13" draw:layer="layout" svg:width="0.393cm" svg:height="9.905cm" svg:x="22.701cm" svg:y="3.3cm">
            <text:p/>
            <draw:enhanced-geometry svg:viewBox="0 0 21600 21600" draw:type="rectangle" draw:enhanced-path="M 0 0 L 21600 0 21600 21600 0 21600 0 0 Z N"/>
          </draw:custom-shape>
          <draw:line draw:name="Rovná spojnica 501_0" draw:style-name="gr4" draw:text-style-name="P1" draw:layer="layout" svg:x1="22.897cm" svg:y1="3.3cm" svg:x2="22.897cm" svg:y2="2.996cm">
            <text:p/>
          </draw:line>
          <draw:custom-shape draw:name="Rovnoramenný trojuholník 502_0" draw:style-name="gr13" draw:text-style-name="P13" draw:layer="layout" svg:width="0.393cm" svg:height="0.264cm" svg:x="22.701cm" svg:y="3.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504_0" draw:style-name="gr24" draw:text-style-name="P20" draw:layer="layout" svg:width="1.762cm" svg:height="0.466cm" svg:x="8.505cm" svg:y="3.27cm">
          <text:list text:style-name="L1">
            <text:list-header>
              <text:p text:style-name="P18"><text:span text:style-name="T7">R</text:span><text:span text:style-name="T7">e</text:span><text:span text:style-name="T7">g</text:span><text:span text:style-name="T7">W</text:span><text:span text:style-name="T7">rit</text:span><text:span text:style-name="T7">e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5_0" draw:style-name="gr24" draw:text-style-name="P20" draw:layer="layout" svg:width="2.067cm" svg:height="0.466cm" svg:x="8.513cm" svg:y="3.741cm">
          <text:list text:style-name="L1">
            <text:list-header>
              <text:p text:style-name="P18"><text:span text:style-name="T7">M</text:span><text:span text:style-name="T7">e</text:span><text:span text:style-name="T7">m</text:span><text:span text:style-name="T7">T</text:span><text:span text:style-name="T7">o</text:span><text:span text:style-name="T7">R</text:span><text:span text:style-name="T7">e</text:span><text:span text:style-name="T7">g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6_0" draw:style-name="gr24" draw:text-style-name="P20" draw:layer="layout" svg:width="1.889cm" svg:height="0.466cm" svg:x="8.505cm" svg:y="4.165cm">
          <text:list text:style-name="L1">
            <text:list-header>
              <text:p text:style-name="P18"><text:span text:style-name="T7">M</text:span><text:span text:style-name="T7">e</text:span><text:span text:style-name="T7">m</text:span><text:span text:style-name="T7">W</text:span><text:span text:style-name="T7">rit</text:span><text:span text:style-name="T7">e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7_0" draw:style-name="gr24" draw:text-style-name="P20" draw:layer="layout" svg:width="2.152cm" svg:height="0.466cm" svg:x="8.503cm" svg:y="4.57cm">
          <text:list text:style-name="L1">
            <text:list-header>
              <text:p text:style-name="P18"><text:span text:style-name="T7">A</text:span><text:span text:style-name="T7">L</text:span><text:span text:style-name="T7">U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8_0" draw:style-name="gr24" draw:text-style-name="P20" draw:layer="layout" svg:width="1.534cm" svg:height="0.466cm" svg:x="8.503cm" svg:y="4.98cm">
          <text:list text:style-name="L1">
            <text:list-header>
              <text:p text:style-name="P18"><text:span text:style-name="T7">A</text:span><text:span text:style-name="T7">L</text:span><text:span text:style-name="T7">U</text:span><text:span text:style-name="T7">S</text:span><text:span text:style-name="T7">r</text:span><text:span text:style-name="T7">c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9_0" draw:style-name="gr24" draw:text-style-name="P20" draw:layer="layout" svg:width="2.029cm" svg:height="0.466cm" svg:x="8.513cm" svg:y="5.413cm">
          <text:list text:style-name="L1">
            <text:list-header>
              <text:p text:style-name="P18"><text:span text:style-name="T7">T</text:span><text:span text:style-name="T7">y</text:span><text:span text:style-name="T7">p</text:span><text:span text:style-name="T7">e</text:span><text:span text:style-name="T7">RI</text:span><text:span text:style-name="T7">S</text:span><text:span text:style-name="T7">B</text:span><text:span text:style-name="T7">U</text:span><text:span text:style-name="T7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0_0" draw:style-name="gr24" draw:text-style-name="P20" draw:layer="layout" svg:width="1.466cm" svg:height="0.466cm" svg:x="8.503cm" svg:y="5.818cm">
          <text:list text:style-name="L1">
            <text:list-header>
              <text:p text:style-name="P18"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1_0" draw:style-name="gr24" draw:text-style-name="P20" draw:layer="layout" svg:width="1.745cm" svg:height="0.466cm" svg:x="12.985cm" svg:y="3.247cm">
          <text:list text:style-name="L1">
            <text:list-header>
              <text:p text:style-name="P18"><text:span text:style-name="T7">R</text:span><text:span text:style-name="T7">e</text:span><text:span text:style-name="T7">g</text:span><text:span text:style-name="T7">W</text:span><text:span text:style-name="T7">rit</text:span><text:span text:style-name="T7">e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2_0" draw:style-name="gr24" draw:text-style-name="P20" draw:layer="layout" svg:width="2.05cm" svg:height="0.466cm" svg:x="12.993cm" svg:y="3.719cm">
          <text:list text:style-name="L1">
            <text:list-header>
              <text:p text:style-name="P18"><text:span text:style-name="T7">M</text:span><text:span text:style-name="T7">e</text:span><text:span text:style-name="T7">m</text:span><text:span text:style-name="T7">T</text:span><text:span text:style-name="T7">o</text:span><text:span text:style-name="T7">R</text:span><text:span text:style-name="T7">e</text:span><text:span text:style-name="T7">g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3_0" draw:style-name="gr24" draw:text-style-name="P20" draw:layer="layout" svg:width="1.872cm" svg:height="0.466cm" svg:x="12.985cm" svg:y="4.143cm">
          <text:list text:style-name="L1">
            <text:list-header>
              <text:p text:style-name="P18"><text:span text:style-name="T7">M</text:span><text:span text:style-name="T7">e</text:span><text:span text:style-name="T7">m</text:span><text:span text:style-name="T7">W</text:span><text:span text:style-name="T7">r</text:span><text:span text:style-name="T7">i</text:span><text:span text:style-name="T7">t</text:span><text:span text:style-name="T7">e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4_0" draw:style-name="gr24" draw:text-style-name="P20" draw:layer="layout" svg:width="2.135cm" svg:height="0.466cm" svg:x="12.983cm" svg:y="4.548cm">
          <text:list text:style-name="L1">
            <text:list-header>
              <text:p text:style-name="P18"><text:span text:style-name="T7">A</text:span><text:span text:style-name="T7">L</text:span><text:span text:style-name="T7">U</text:span><text:span text:style-name="T7">C</text:span><text:span text:style-name="T7">o</text:span><text:span text:style-name="T7">nt</text:span><text:span text:style-name="T7">ro</text:span><text:span text:style-name="T7">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5_0" draw:style-name="gr24" draw:text-style-name="P20" draw:layer="layout" svg:width="1.517cm" svg:height="0.466cm" svg:x="12.983cm" svg:y="4.958cm">
          <text:list text:style-name="L1">
            <text:list-header>
              <text:p text:style-name="P18"><text:span text:style-name="T7">A</text:span><text:span text:style-name="T7">L</text:span><text:span text:style-name="T7">U</text:span><text:span text:style-name="T7">S</text:span><text:span text:style-name="T7">r</text:span><text:span text:style-name="T7">c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8_0" draw:style-name="gr24" draw:text-style-name="P20" draw:layer="layout" svg:width="1.8cm" svg:height="0.466cm" svg:x="19.268cm" svg:y="3.265cm">
          <text:list text:style-name="L1">
            <text:list-header>
              <text:p text:style-name="P18"><text:span text:style-name="T7">R</text:span><text:span text:style-name="T7">e</text:span><text:span text:style-name="T7">g</text:span><text:span text:style-name="T7">W</text:span><text:span text:style-name="T7">ri</text:span><text:span text:style-name="T7">t</text:span><text:span text:style-name="T7">e</text:span><text:span text:style-name="T7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9_0" draw:style-name="gr24" draw:text-style-name="P20" draw:layer="layout" svg:width="2.105cm" svg:height="0.466cm" svg:x="19.298cm" svg:y="3.737cm">
          <text:list text:style-name="L1">
            <text:list-header>
              <text:p text:style-name="P18"><text:span text:style-name="T7">M</text:span><text:span text:style-name="T7">e</text:span><text:span text:style-name="T7">m</text:span><text:span text:style-name="T7">T</text:span><text:span text:style-name="T7">o</text:span><text:span text:style-name="T7">R</text:span><text:span text:style-name="T7">e</text:span><text:span text:style-name="T7">g</text:span><text:span text:style-name="T7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0_0" draw:style-name="gr24" draw:text-style-name="P20" draw:layer="layout" svg:width="1.927cm" svg:height="0.466cm" svg:x="19.288cm" svg:y="4.16cm">
          <text:list text:style-name="L1">
            <text:list-header>
              <text:p text:style-name="P18"><text:span text:style-name="T7">Me</text:span><text:span text:style-name="T7">mWri</text:span><text:span text:style-name="T7">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1_0" draw:style-name="gr24" draw:text-style-name="P20" draw:layer="layout" svg:width="1.834cm" svg:height="0.466cm" svg:x="23.071cm" svg:y="3.234cm">
          <text:list text:style-name="L1">
            <text:list-header>
              <text:p text:style-name="P18"><text:span text:style-name="T7">R</text:span><text:span text:style-name="T7">e</text:span><text:span text:style-name="T7">g</text:span><text:span text:style-name="T7">W</text:span><text:span text:style-name="T7">r</text:span><text:span text:style-name="T7">i</text:span><text:span text:style-name="T7">t</text:span><text:span text:style-name="T7">e</text:span><text:span text:style-name="T7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2_0" draw:style-name="gr24" draw:text-style-name="P20" draw:layer="layout" svg:width="1.237cm" svg:height="0.931cm" svg:x="23.168cm" svg:y="4.151cm">
          <text:list text:style-name="L1">
            <text:list-header>
              <text:p text:style-name="P18"><text:span text:style-name="T7">M</text:span><text:span text:style-name="T7">e</text:span><text:span text:style-name="T7">m</text:span><text:span text:style-name="T7">T</text:span><text:span text:style-name="T7">o</text:span></text:p>
              <text:p text:style-name="P18"><text:span text:style-name="T7">R</text:span><text:span text:style-name="T7">e</text:span><text:span text:style-name="T7">g</text:span><text:span text:style-name="T7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4_0" draw:style-name="gr24" draw:text-style-name="P20" draw:layer="layout" svg:width="1.11cm" svg:height="0.382cm" svg:x="20.61cm" svg:y="5.951cm">
          <text:list text:style-name="L1">
            <text:list-header>
              <text:p text:style-name="P18"><text:span text:style-name="T8">P</text:span><text:span text:style-name="T8">C</text:span><text:span text:style-name="T8">Sr</text:span><text:span text:style-name="T8">c</text:span><text:span text:style-name="T8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5_0" draw:style-name="gr24" draw:text-style-name="P20" draw:layer="layout" svg:width="0.602cm" svg:height="0.466cm" svg:x="6.352cm" svg:y="4.751cm">
          <text:list text:style-name="L1">
            <text:list-header>
              <text:p text:style-name="P18"><text:span text:style-name="T7">6</text:span><text:span text:style-name="T7">:</text:span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6_0" draw:style-name="gr24" draw:text-style-name="P20" draw:layer="layout" svg:width="2.042cm" svg:height="0.466cm" svg:x="4.461cm" svg:y="5.679cm">
          <text:list text:style-name="L1">
            <text:list-header>
              <text:p text:style-name="P18"><text:span text:style-name="T7">3</text:span><text:span text:style-name="T7">1:</text:span><text:span text:style-name="T7">2</text:span><text:span text:style-name="T7">5, </text:span><text:span text:style-name="T7">1</text:span><text:span text:style-name="T7">4:</text:span><text:span text:style-name="T7">1</text:span><text:span text:style-name="T7">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7_0" draw:style-name="gr24" draw:text-style-name="P20" draw:layer="layout" svg:width="0.865cm" svg:height="0.424cm" svg:x="6.48cm" svg:y="7.296cm">
          <text:list text:style-name="L1">
            <text:list-header>
              <text:p text:style-name="P18"><text:span text:style-name="T9">1</text:span><text:span text:style-name="T9">9</text:span><text:span text:style-name="T9">:</text:span><text:span text:style-name="T9">1</text:span><text:span text:style-name="T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8_0" draw:style-name="gr24" draw:text-style-name="P20" draw:layer="layout" svg:width="0.865cm" svg:height="0.424cm" svg:x="6.48cm" svg:y="7.917cm">
          <text:list text:style-name="L1">
            <text:list-header>
              <text:p text:style-name="P18"><text:span text:style-name="T9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0_0" draw:style-name="gr24" draw:text-style-name="P20" draw:layer="layout" svg:width="0.687cm" svg:height="0.424cm" svg:x="6.584cm" svg:y="10cm">
          <text:list text:style-name="L1">
            <text:list-header>
              <text:p text:style-name="P18"><text:span text:style-name="T9">1</text:span><text:span text:style-name="T9">1</text:span><text:span text:style-name="T9">:</text:span><text:span text:style-name="T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2_0" draw:style-name="gr24" draw:text-style-name="P20" draw:layer="layout" svg:width="1.767cm" svg:height="0.847cm" svg:x="6.497cm" svg:y="10.524cm">
          <text:list text:style-name="L1">
            <text:list-header>
              <text:p text:style-name="P18"><text:span text:style-name="T9">31:2</text:span><text:span text:style-name="T9">5, </text:span><text:span text:style-name="T9">24:2</text:span><text:span text:style-name="T9">0</text:span></text:p>
              <text:p text:style-name="P21"><text:span text:style-name="T9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3_0" draw:style-name="gr24" draw:text-style-name="P20" draw:layer="layout" svg:width="1.406cm" svg:height="0.382cm" svg:x="8.807cm" svg:y="10.64cm">
          <text:list text:style-name="L1">
            <text:list-header>
              <text:p text:style-name="P18"><text:span text:style-name="T8">SignImm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4_0" draw:style-name="gr24" draw:text-style-name="P20" draw:layer="layout" svg:width="1.699cm" svg:height="0.466cm" svg:x="15.402cm" svg:y="11.03cm">
          <text:list text:style-name="L1">
            <text:list-header>
              <text:p text:style-name="P18"><text:span text:style-name="T7">S</text:span><text:span text:style-name="T7">i</text:span><text:span text:style-name="T7">g</text:span><text:span text:style-name="T7">n</text:span><text:span text:style-name="T7">I</text:span><text:span text:style-name="T7">m</text:span><text:span text:style-name="T7">m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0_0" draw:style-name="gr24" draw:text-style-name="P20" draw:layer="layout" svg:width="2.228cm" svg:height="0.424cm" svg:x="9.977cm" svg:y="9.889cm">
          <text:list text:style-name="L1">
            <text:list-header>
              <text:p text:style-name="P18"><text:span text:style-name="T10"><text:s/></text:span><text:span text:style-name="T9">Write</text:span><text:span text:style-name="T9">Reg</text:span><text:span text:style-name="T9">D 4:0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1_0" draw:style-name="gr24" draw:text-style-name="P20" draw:layer="layout" svg:width="0.983cm" svg:height="0.424cm" svg:x="16.667cm" svg:y="7.256cm">
          <text:list text:style-name="L1">
            <text:list-header>
              <text:p text:style-name="P18"><text:span text:style-name="T9">Src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2_0" draw:style-name="gr24" draw:text-style-name="P20" draw:layer="layout" svg:width="0.894cm" svg:height="0.382cm" svg:x="16.811cm" svg:y="8.142cm">
          <text:list text:style-name="L1">
            <text:list-header>
              <text:p text:style-name="P18"><text:span text:style-name="T8">S</text:span><text:span text:style-name="T8">rc</text:span><text:span text:style-name="T8">B</text:span><text:span text:style-name="T8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3_0" draw:style-name="gr24" draw:text-style-name="P20" draw:layer="layout" svg:width="1.656cm" svg:height="0.424cm" svg:x="16.82cm" svg:y="8.901cm">
          <text:list text:style-name="L1">
            <text:list-header>
              <text:p text:style-name="P18"><text:span text:style-name="T9">WriteDat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4_1" draw:style-name="gr24" draw:text-style-name="P20" draw:layer="layout" svg:width="2.076cm" svg:height="0.424cm" svg:x="16.448cm" svg:y="9.941cm">
          <text:list text:style-name="L1">
            <text:list-header>
              <text:p text:style-name="P18"><text:span text:style-name="T9">W</text:span><text:span text:style-name="T9">r</text:span><text:span text:style-name="T9">i</text:span><text:span text:style-name="T9">t</text:span><text:span text:style-name="T9">e</text:span><text:span text:style-name="T9">R</text:span><text:span text:style-name="T9">e</text:span><text:span text:style-name="T9">g</text:span><text:span text:style-name="T9">E</text:span><text:span text:style-name="T9"> </text:span><text:span text:style-name="T9">4</text:span><text:span text:style-name="T9">:</text:span><text:span text:style-name="T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5_0" draw:style-name="gr24" draw:text-style-name="P20" draw:layer="layout" svg:width="1.533cm" svg:height="0.382cm" svg:x="19.139cm" svg:y="8.936cm">
          <text:list text:style-name="L1">
            <text:list-header>
              <text:p text:style-name="P18"><text:span text:style-name="T8">WriteDat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6_0" draw:style-name="gr24" draw:text-style-name="P20" draw:layer="layout" svg:width="1.61cm" svg:height="0.466cm" svg:x="19.341cm" svg:y="7.468cm">
          <text:list text:style-name="L1">
            <text:list-header>
              <text:p text:style-name="P18"><text:span text:style-name="T7">A</text:span><text:span text:style-name="T7">L</text:span><text:span text:style-name="T7">U</text:span><text:span text:style-name="T7">O</text:span><text:span text:style-name="T7">u</text:span><text:span text:style-name="T7">t</text:span><text:span text:style-name="T7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8_0" draw:style-name="gr24" draw:text-style-name="P20" draw:layer="layout" svg:width="1.94cm" svg:height="0.382cm" svg:x="23.103cm" svg:y="9.938cm">
          <text:list text:style-name="L1">
            <text:list-header>
              <text:p text:style-name="P18"><text:span text:style-name="T8">W</text:span><text:span text:style-name="T8">rit</text:span><text:span text:style-name="T8">e</text:span><text:span text:style-name="T8">R</text:span><text:span text:style-name="T8">eg</text:span><text:span text:style-name="T8">W </text:span><text:span text:style-name="T8">4:</text:span><text:span text:style-name="T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9_0" draw:style-name="gr24" draw:text-style-name="P20" draw:layer="layout" svg:width="1.208cm" svg:height="0.339cm" svg:x="23.064cm" svg:y="9.43cm">
          <text:list text:style-name="L1">
            <text:list-header>
              <text:p text:style-name="P18"><text:span text:style-name="T11">A</text:span><text:span text:style-name="T11">L</text:span><text:span text:style-name="T11">U</text:span><text:span text:style-name="T11">O</text:span><text:span text:style-name="T11">u</text:span><text:span text:style-name="T11">t</text:span><text:span text:style-name="T11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0_0" draw:style-name="gr24" draw:text-style-name="P20" draw:layer="layout" svg:width="1.554cm" svg:height="0.382cm" svg:x="23.082cm" svg:y="7.565cm">
          <text:list text:style-name="L1">
            <text:list-header>
              <text:p text:style-name="P18"><text:span text:style-name="T8">R</text:span><text:span text:style-name="T8">e</text:span><text:span text:style-name="T8">a</text:span><text:span text:style-name="T8">d</text:span><text:span text:style-name="T8">D</text:span><text:span text:style-name="T8">a</text:span><text:span text:style-name="T8">t</text:span><text:span text:style-name="T8">a</text:span><text:span text:style-name="T8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1_0" draw:style-name="gr24" draw:text-style-name="P20" draw:layer="layout" svg:width="1.415cm" svg:height="0.466cm" svg:x="23.614cm" svg:y="14.241cm">
          <text:list text:style-name="L1">
            <text:list-header>
              <text:p text:style-name="P18"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2_0" draw:style-name="gr24" draw:text-style-name="P20" draw:layer="layout" svg:width="0.81cm" svg:height="0.466cm" svg:x="6.922cm" svg:y="12.314cm">
          <text:list text:style-name="L1">
            <text:list-header>
              <text:p text:style-name="P18"><text:span text:style-name="T7">P</text:span><text:span text:style-name="T7">C</text:span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3_0" draw:style-name="gr24" draw:text-style-name="P20" draw:layer="layout" svg:width="1.678cm" svg:height="0.466cm" svg:x="19.293cm" svg:y="11.533cm">
          <text:list text:style-name="L1">
            <text:list-header>
              <text:p text:style-name="P18"><text:span text:style-name="T7">P</text:span><text:span text:style-name="T7">C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4_0" draw:style-name="gr24" draw:text-style-name="P20" draw:layer="layout" svg:width="1.627cm" svg:height="0.466cm" svg:x="0.708cm" svg:y="11.686cm">
          <text:list text:style-name="L1">
            <text:list-header>
              <text:p text:style-name="P18"><text:span text:style-name="T7">P</text:span><text:span text:style-name="T7">C</text:span><text:span text:style-name="T7">P</text:span><text:span text:style-name="T7">l</text:span><text:span text:style-name="T7">u</text:span><text:span text:style-name="T7">s</text:span><text:span text:style-name="T7">4</text:span><text:span text:style-name="T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5_0" draw:style-name="gr24" draw:text-style-name="P20" draw:layer="layout" svg:width="0.319cm" svg:height="0.466cm" svg:x="2.68cm" svg:y="10.38cm">
          <text:list text:style-name="L1">
            <text:list-header>
              <text:p text:style-name="P1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6_0" draw:style-name="gr24" draw:text-style-name="P20" draw:layer="layout" svg:width="0.958cm" svg:height="0.424cm" svg:x="5.441cm" svg:y="7.238cm">
          <text:list text:style-name="L1">
            <text:list-header>
              <text:p text:style-name="P18"><text:span text:style-name="T9">I</text:span><text:span text:style-name="T9">n</text:span><text:span text:style-name="T9">st</text:span><text:span text:style-name="T9">r</text:span><text:span text:style-name="T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7_0" draw:style-name="gr24" draw:text-style-name="P20" draw:layer="layout" svg:width="0.619cm" svg:height="0.424cm" svg:x="1.278cm" svg:y="7.19cm">
          <text:list text:style-name="L1">
            <text:list-header>
              <text:p text:style-name="P18"><text:span text:style-name="T9">PC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8_0" draw:style-name="gr24" draw:text-style-name="P20" xml:id="id3" draw:id="id3" draw:layer="layout" svg:width="0.522cm" svg:height="0.424cm" svg:x="2.343cm" svg:y="7.272cm">
          <text:list text:style-name="L1">
            <text:list-header>
              <text:p text:style-name="P18"><text:span text:style-name="T9">P</text:span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2_0" draw:style-name="gr24" draw:text-style-name="P20" draw:layer="layout" svg:width="0.526cm" svg:height="0.424cm" svg:x="7.097cm" svg:y="4.958cm">
          <text:list text:style-name="L1">
            <text:list-header>
              <text:p text:style-name="P18"><text:span text:style-name="T9">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3_0" draw:style-name="gr24" draw:text-style-name="P20" draw:layer="layout" svg:width="0.916cm" svg:height="0.424cm" svg:x="7.07cm" svg:y="5.682cm">
          <text:list text:style-name="L1">
            <text:list-header>
              <text:p text:style-name="P18"><text:span text:style-name="T9">F</text:span><text:span text:style-name="T9">u</text:span><text:span text:style-name="T9">n</text:span><text:span text:style-name="T9">c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6_0">
          <draw:custom-shape draw:name="Obdĺžnik 20_0" draw:style-name="gr25" draw:text-style-name="P19" draw:layer="layout" svg:width="2.174cm" svg:height="2.505cm" svg:x="7.329cm" svg:y="7.106cm">
            <text:list text:style-name="L1">
              <text:list-header>
                <text:p text:style-name="P18"><text:span text:style-name="T12"/></text:p>
                <text:p text:style-name="P22"><text:span text:style-name="T12"/></text:p>
                <text:p text:style-name="P22"><text:span text:style-name="T12"/></text:p>
                <text:p text:style-name="P22"><text:span text:style-name="T2">R</text:span><text:span text:style-name="T2">e</text:span><text:span text:style-name="T2">g</text:span><text:span text:style-name="T2">.</text:span></text:p>
                <text:p text:style-name="P22"><text:span text:style-name="T2"><text:s/></text:span><text:span text:style-name="T2">F</text:span><text:span text:style-name="T2">i</text:span><text:span text:style-name="T2">l</text:span><text:span text:style-name="T2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8_1" draw:style-name="gr8" draw:text-style-name="P6" draw:layer="layout" svg:width="0.734cm" svg:height="0.508cm" svg:x="7.253cm" svg:y="7.453cm">
            <text:list text:style-name="L1">
              <text:list-header>
                <text:p text:style-name="P5"><text:span text:style-name="T1">A</text:span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19_0" draw:style-name="gr17" draw:text-style-name="P12" draw:layer="layout" svg:width="1.12cm" svg:height="0.508cm" svg:x="8.437cm" svg:y="7.453cm">
            <text:list text:style-name="L1">
              <text:list-header>
                <text:p text:style-name="P11"><text:span text:style-name="T1">R</text:span><text:span text:style-name="T1">D</text:span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2_0" draw:style-name="gr8" draw:text-style-name="P6" draw:layer="layout" svg:width="0.734cm" svg:height="0.508cm" svg:x="7.253cm" svg:y="8.072cm">
            <text:list text:style-name="L1">
              <text:list-header>
                <text:p text:style-name="P5"><text:span text:style-name="T1">A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_0" draw:style-name="gr17" draw:text-style-name="P12" draw:layer="layout" svg:width="1.12cm" svg:height="0.508cm" svg:x="8.437cm" svg:y="8.059cm">
            <text:list text:style-name="L1">
              <text:list-header>
                <text:p text:style-name="P11"><text:span text:style-name="T1">R</text:span><text:span text:style-name="T1">D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_0" draw:style-name="gr8" draw:text-style-name="P6" xml:id="id12" draw:id="id12" draw:layer="layout" svg:width="0.734cm" svg:height="0.508cm" svg:x="7.253cm" svg:y="8.585cm">
            <text:list text:style-name="L1">
              <text:list-header>
                <text:p text:style-name="P5"><text:span text:style-name="T1">A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_0" draw:style-name="gr8" draw:text-style-name="P6" xml:id="id6" draw:id="id6" draw:layer="layout" svg:width="1.153cm" svg:height="0.508cm" svg:x="7.256cm" svg:y="9.098cm">
            <text:list text:style-name="L1">
              <text:list-header>
                <text:p text:style-name="P5"><text:span text:style-name="T1">W</text:span><text:span text:style-name="T1">D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6_0" draw:style-name="gr17" draw:text-style-name="P12" draw:layer="layout" svg:width="1.192cm" svg:height="0.508cm" svg:x="7.772cm" svg:y="7.106cm">
            <text:list text:style-name="L1">
              <text:list-header>
                <text:p text:style-name="P11"><text:span text:style-name="T1">WE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Rovná spojnica 28_2" draw:style-name="gr4" draw:text-style-name="P1" draw:layer="layout" svg:x1="7.683cm" svg:y1="7.107cm" svg:x2="7.687cm" svg:y2="6.836cm">
            <text:p/>
          </draw:line>
          <draw:custom-shape draw:name="Rovnoramenný trojuholník 27_0" draw:style-name="gr13" draw:text-style-name="P13" draw:layer="layout" svg:width="0.449cm" svg:height="0.264cm" svg:x="7.46cm" svg:y="7.10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name="Rovná spojnica 1258_0" draw:style-name="gr4" draw:text-style-name="P1" draw:layer="layout" svg:x1="17.996cm" svg:y1="7.613cm" svg:x2="19.332cm" svg:y2="7.626cm">
          <text:p/>
        </draw:line>
        <draw:line draw:name="Rovná spojnica 1260_0" draw:style-name="gr4" draw:text-style-name="P1" draw:layer="layout" svg:x1="19.332cm" svg:y1="6.427cm" svg:x2="19.328cm" svg:y2="7.622cm">
          <text:p/>
        </draw:line>
        <draw:line draw:name="Rovná spojnica 1262_0" draw:style-name="gr4" draw:text-style-name="P1" draw:layer="layout" svg:x1="19.354cm" svg:y1="6.44cm" svg:x2="20.232cm" svg:y2="6.445cm">
          <text:p/>
        </draw:line>
        <draw:custom-shape draw:name="BlokTextu 1279_0" draw:style-name="gr24" draw:text-style-name="P20" draw:layer="layout" svg:width="0.751cm" svg:height="0.424cm" svg:x="19.38cm" svg:y="6.793cm">
          <text:list text:style-name="L1">
            <text:list-header>
              <text:p text:style-name="P18"><text:span text:style-name="T9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0_0" draw:style-name="gr24" draw:text-style-name="P20" draw:layer="layout" svg:width="1.449cm" svg:height="0.466cm" svg:x="12.983cm" svg:y="5.84cm">
          <text:list text:style-name="L1">
            <text:list-header>
              <text:p text:style-name="P18"><text:span text:style-name="T7">B</text:span><text:span text:style-name="T7">ra</text:span><text:span text:style-name="T7">n</text:span><text:span text:style-name="T7">c</text:span><text:span text:style-name="T7">h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1_0" draw:style-name="gr24" draw:text-style-name="P20" draw:layer="layout" svg:width="1.36cm" svg:height="0.424cm" svg:x="19.104cm" svg:y="5.668cm">
          <text:list text:style-name="L1">
            <text:list-header>
              <text:p text:style-name="P18"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286_0" draw:style-name="gr1" draw:text-style-name="P1" draw:layer="layout" svg:x1="9.503cm" svg:y1="7.684cm" svg:x2="18.181cm" svg:y2="7.666cm">
          <text:p/>
        </draw:line>
        <draw:line draw:name="Rovná spojnica 1358_0" draw:style-name="gr1" draw:text-style-name="P1" draw:layer="layout" svg:x1="9.485cm" svg:y1="8.319cm" svg:x2="16.338cm" svg:y2="8.358cm">
          <text:p/>
        </draw:line>
        <draw:custom-shape draw:name="Voľná forma 42_0" draw:style-name="gr26" draw:text-style-name="P4" xml:id="id8" draw:id="id8" draw:layer="layout" svg:width="0.86cm" svg:height="1.693cm" svg:x="17.661cm" svg:y="7.146cm">
          <text:p/>
          <draw:enhanced-geometry svg:viewBox="0 0 309563 609600" draw:extrusion-allowed="true" draw:text-areas="0 0 309563 609600" draw:glue-points="0 0 309563 80963 309563 533400 14288 609600 14288 342900 161925 309563 9525 276225 0 0 161925 309563" draw:type="mso-spt100" draw:enhanced-path="M 0 0 L 309563 80963 309563 533400 14288 609600 14288 342900 161925 309563 9525 276225 C 7938 184150 4763 0 0 0 Z N"/>
        </draw:custom-shape>
        <draw:custom-shape draw:name="BlokTextu 372_0" draw:style-name="gr27" draw:text-style-name="P6" draw:layer="layout" svg:width="1.095cm" svg:height="0.466cm" svg:x="17.516cm" svg:y="8.114cm">
          <text:list text:style-name="L1">
            <text:list-header>
              <text:p text:style-name="P5"><text:span text:style-name="T13">A</text:span><text:span text:style-name="T13">L</text:span><text:span text:style-name="T13">U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396_0" draw:style-name="gr1" draw:text-style-name="P1" draw:layer="layout" svg:x1="16.002cm" svg:y1="8.363cm" svg:x2="15.997cm" svg:y2="9.39cm">
          <text:p/>
        </draw:line>
        <draw:line draw:name="Rovná spojnica 1399_0" draw:style-name="gr1" draw:text-style-name="P1" draw:layer="layout" svg:x1="20.981cm" svg:y1="9.336cm" svg:x2="16.003cm" svg:y2="9.327cm">
          <text:p/>
        </draw:line>
        <draw:g draw:name="Skupina 495_0">
          <draw:custom-shape draw:name="Obdĺžnik 496_0" draw:style-name="gr23" draw:text-style-name="P13" draw:layer="layout" svg:width="0.389cm" svg:height="9.905cm" svg:x="18.71cm" svg:y="3.3cm">
            <text:p/>
            <draw:enhanced-geometry svg:viewBox="0 0 21600 21600" draw:type="rectangle" draw:enhanced-path="M 0 0 L 21600 0 21600 21600 0 21600 0 0 Z N"/>
          </draw:custom-shape>
          <draw:line draw:name="Rovná spojnica 497_0" draw:style-name="gr4" draw:text-style-name="P1" draw:layer="layout" svg:x1="18.904cm" svg:y1="3.3cm" svg:x2="18.904cm" svg:y2="2.996cm">
            <text:p/>
          </draw:line>
          <draw:custom-shape draw:name="Rovnoramenný trojuholník 498_0" draw:style-name="gr13" draw:text-style-name="P13" draw:layer="layout" svg:width="0.389cm" svg:height="0.264cm" svg:x="18.71cm" svg:y="3.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name="Rovná spojnica 1402_0" draw:style-name="gr1" draw:text-style-name="P1" draw:layer="layout" svg:x1="20.805cm" svg:y1="7.966cm" svg:x2="20.801cm" svg:y2="9.783cm">
          <text:p/>
        </draw:line>
        <draw:g draw:name="Skupina 494_0">
          <draw:custom-shape draw:name="Obdĺžnik 475_0" draw:style-name="gr28" draw:text-style-name="P13" draw:layer="layout" svg:width="0.393cm" svg:height="9.9cm" svg:x="12.475cm" svg:y="3.194cm">
            <text:p/>
            <draw:enhanced-geometry svg:viewBox="0 0 21600 21600" draw:type="rectangle" draw:enhanced-path="M 0 0 L 21600 0 21600 21600 0 21600 0 0 Z N"/>
          </draw:custom-shape>
          <draw:line draw:name="Rovná spojnica 491_0" draw:style-name="gr4" draw:text-style-name="P1" draw:layer="layout" svg:x1="12.671cm" svg:y1="3.194cm" svg:x2="12.671cm" svg:y2="2.89cm">
            <text:p/>
          </draw:line>
          <draw:custom-shape draw:name="Rovnoramenný trojuholník 477_0" draw:style-name="gr13" draw:text-style-name="P13" draw:layer="layout" svg:width="0.393cm" svg:height="0.264cm" svg:x="12.475cm" svg:y="3.19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Obdĺžnik 15_1" draw:style-name="gr29" draw:text-style-name="P19" draw:layer="layout" svg:width="1.574cm" svg:height="2.633cm" svg:x="3.003cm" svg:y="7.031cm">
          <text:list text:style-name="L1">
            <text:list-header>
              <text:p text:style-name="P18"><text:span text:style-name="T12"/></text:p>
              <text:p text:style-name="P18"><text:span text:style-name="T12">I</text:span><text:span text:style-name="T12">n</text:span><text:span text:style-name="T12">st</text:span><text:span text:style-name="T12">r</text:span><text:span text:style-name="T12">u</text:span><text:span text:style-name="T12">ct</text:span><text:span text:style-name="T12">io</text:span><text:span text:style-name="T12">n </text:span><text:span text:style-name="T12"><text:s text:c="2"/></text:span><text:span text:style-name="T12">M</text:span><text:span text:style-name="T12">e</text:span><text:span text:style-name="T12">m</text:span><text:span text:style-name="T12">o</text:span><text:span text:style-name="T12">r</text:span><text:span text:style-name="T12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6_1" draw:style-name="gr8" draw:text-style-name="P6" draw:layer="layout" svg:width="0.497cm" svg:height="0.508cm" svg:x="2.892cm" svg:y="7.449cm">
          <text:list text:style-name="L1">
            <text:list-header>
              <text:p text:style-name="P5"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7_1" draw:style-name="gr17" draw:text-style-name="P12" draw:layer="layout" svg:width="0.883cm" svg:height="0.508cm" svg:x="3.768cm" svg:y="7.436cm">
          <text:list text:style-name="L1">
            <text:list-header>
              <text:p text:style-name="P11"><text:span text:style-name="T1">R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4_2" draw:style-name="gr24" draw:text-style-name="P20" draw:layer="layout" svg:width="2.126cm" svg:height="0.424cm" svg:x="19.129cm" svg:y="9.967cm">
          <text:list text:style-name="L1">
            <text:list-header>
              <text:p text:style-name="P18"><text:span text:style-name="T9">WriteRegM 4:0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2" draw:text-style-name="P2" xml:id="id1" draw:id="id1" draw:layer="layout" svg:width="0.908cm" svg:height="1.926cm" svg:x="17.606cm" svg:y="11.278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552_5" draw:style-name="gr24" draw:text-style-name="P20" draw:layer="layout" svg:width="0.793cm" svg:height="0.466cm" svg:x="13.454cm" svg:y="12.336cm">
          <text:list text:style-name="L1">
            <text:list-header>
              <text:p text:style-name="P18"><text:span text:style-name="T7">PC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44_5" draw:style-name="gr17" draw:text-style-name="P6" draw:layer="layout" svg:width="0.583cm" svg:height="0.593cm" svg:x="17.956cm" svg:y="11.969cm">
          <text:list text:style-name="L1">
            <text:list-header>
              <text:p text:style-name="P5"><text:span text:style-name="T5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1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hatch" draw:fill-color="#99ccff" draw:fill-hatch-name="Black_20_0_20_Degrees" draw:fill-hatch-solid="false" draw:fill-image-width="0cm" draw:fill-image-height="0cm" fo:padding-top="0.025cm" fo:padding-bottom="0.025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2M52S</meta:editing-duration>
    <meta:editing-cycles>275</meta:editing-cycles>
    <meta:generator>LibreOffice/6.4.7.2$Linux_X86_64 LibreOffice_project/40$Build-2</meta:generator>
    <dc:date>2023-03-09T16:36:36.499554327</dc:date>
    <dc:description>https://cw.fel.cvut.cz/wiki/courses/b35apo/start</dc:description>
    <dc:subject>B35APO - Computer Architectures</dc:subject>
    <dc:title>Central Processing Unit (CPU)</dc:title>
    <meta:document-statistic meta:object-count="190"/>
  </office:meta>
</office:document-meta>
</file>